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921e5" officeooo:paragraph-rsid="000921e5"/>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921e5" officeooo:paragraph-rsid="000921e5"/>
    </style:style>
    <style:style style:name="P3" style:family="paragraph" style:parent-style-name="Standard">
      <style:paragraph-properties fo:margin-left="0in" fo:margin-right="0in" fo:line-height="200%" fo:text-align="center" style:justify-single-word="false" fo:text-indent="0.5in" style:auto-text-indent="true"/>
      <style:text-properties fo:font-style="italic" officeooo:rsid="000921e5" officeooo:paragraph-rsid="000921e5"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ace - 2 Timothy 4:6-8</text:p>
      <text:p text:style-name="P3">For I am already being poured out as a drink offering, and the time for my departure is close. I have fought the good fight, I have finished the race, I have kept the faith. There is reserved for me the crown of righteousness, which the Lord, the righteous Judge, will give me on that day, and not only to me, but to all those who have loved his appearing.</text:p>
      <text:p text:style-name="P2">I was going to start this devotion and say things about how God does not let you stay still to long, and no matter what your plans are, He has plans for you and will not let you just sit by and watch life. I was going to talk about how we are children of God are supposed to be constantly moving forward like a runner and reaching toward the ultimate goal of being together with Jesus in Heaven.</text:p>
      <text:p text:style-name="P2">Alas, I was wrong. Today’s devotion is about another race. The race of this life. I recently went to a funeral for a friend of mine, He was 42 years old, just got married and had a daughter but cancer took him from this world. This man denied Jesus from the first time I told him about me being a minister to one of the last times I spoke to him before He got put permanently off of work. I thought in my human mind that he was lost and all was lost because his pride was blinding him.</text:p>
      <text:p text:style-name="P2">But God, I know your a not supposed to start a sentence with a <text:s/>preposition, but God. God had other plans for that man. God knew the final outcome. This man who had rejected Christ since school (we went to the same Christian school), was called for special time. God’s timing is not our timing and all is not lost when it comes to Christ. This man accepted Christ about a year ago, and is now in our Fathers heavenly embrace. Christ knew the ending to my friend Brad’s race, and He knows the end to all our our lost families race as well.</text:p>
      <text:p text:style-name="P2">I guess the moral of this devotion is to never give up on your race. Do not stand still, because God will push you forward no matter what, and don’t give up because it is God who saves, and God who knows who His chosen people are not us. All of our races will be over eventually and if we are Christians here today we will receive the ultimate reward and that if life eternal. It was not cheap, it was not easy, but we can have it all because Christ gave His all for u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6T20:12:16.013871232</meta:creation-date>
    <dc:title>default</dc:title>
    <meta:editing-duration>PT19S</meta:editing-duration>
    <meta:editing-cycles>2</meta:editing-cycles>
    <meta:generator>LibreOffice/7.0.4.2$Linux_X86_64 LibreOffice_project/00$Build-2</meta:generator>
    <dc:date>2022-08-06T20:23:15.331994815</dc:date>
    <meta:document-statistic meta:table-count="0" meta:image-count="0" meta:object-count="0" meta:page-count="1" meta:paragraph-count="6" meta:word-count="454" meta:character-count="2271" meta:non-whitespace-character-count="1821"/>
    <meta:template xlink:type="simple" xlink:actuate="onRequest" xlink:title="default" xlink:href="../../../../../../home/pastorczo13/Templates/default1.ott" meta:date="2022-08-06T20:12:14.079373481"/>
  </office:meta>
</office:document-meta>
</file>